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normal" officeooo:rsid="00014b98" officeooo:paragraph-rsid="00014b98" style:font-weight-asian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weight="normal" officeooo:rsid="00014b98" officeooo:paragraph-rsid="00014b98" style:font-weight-asian="normal" style:font-weight-complex="normal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02314a" officeooo:paragraph-rsid="0002314a"/>
    </style:style>
    <style:style style:name="P4" style:family="paragraph" style:parent-style-name="Text_20_body">
      <style:paragraph-properties fo:margin-left="1.251cm" fo:text-indent="0cm" style:auto-text-indent="false"/>
      <style:text-properties officeooo:rsid="0002314a" officeooo:paragraph-rsid="00026f2a"/>
    </style:style>
    <style:style style:name="P5" style:family="paragraph" style:parent-style-name="Text_20_body">
      <style:paragraph-properties fo:margin-left="1.251cm" fo:text-indent="0cm" style:auto-text-indent="false"/>
      <style:text-properties officeooo:rsid="00026f2a" officeooo:paragraph-rsid="00026f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6f2a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15698"/>
    </style:style>
    <style:style style:name="T5" style:family="text">
      <style:text-properties officeooo:rsid="0002314a"/>
    </style:style>
    <style:style style:name="T6" style:family="text">
      <style:text-properties officeooo:rsid="00026f2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text:span text:style-name="T4">2</text:span><text:line-break/><text:line-break/><text:span text:style-name="T3">Create a program (plsql and/or java, or any other language) that can extract to a flat file (csv), 1 file per location: the item, department unit cost, stock on hand quantity and stock value.</text:span></text:p>
      <text:p text:style-name="P1"><text:span text:style-name="T3">Creating the 1000 files should take less than 30s.</text:span></text:p>
      <text:p text:style-name="P3"/>
      <text:p text:style-name="P3">Please check the question-12-programs folder <text:span text:style-name="T6">and look for the following solutions:<text:line-break/>a) Java <text:line-break/><text:tab/></text:span><text:span text:style-name="T2">filename</text:span><text:span text:style-name="T6">:<text:line-break/><text:tab/>MultithreadedCsvExporter.java<text:line-break/><text:tab/></text:span><text:span text:style-name="T2">description</text:span><text:span text:style-name="T6">:</text:span></text:p>
      <text:p text:style-name="P3"><text:tab/><text:tab/><text:span text:style-name="T6">High optimized code with multi threading, providing high scalability and <text:tab/><text:tab/><text:tab/>performance needed for the dozens of millions of records.</text:span></text:p>
      <text:p text:style-name="P5">b) Panda<text:line-break/><text:tab/><text:span text:style-name="T1">filename</text:span>:<text:line-break/><text:tab/>question11-panda.py<text:line-break/><text:tab/><text:span text:style-name="T1">description</text:span>:</text:p>
      <text:p text:style-name="P5"><text:span text:style-name="T5"><text:tab/><text:tab/></text:span>Panda is well know for its great performance for data processing tasks, but <text:tab/><text:tab/>with millions of record in mind and the need to fit the dataset in the users <text:tab/><text:tab/>RAM, it may fall behind Java.<text:line-break/><text:line-break/>c) Panda very optimized</text:p>
      <text:p text:style-name="P5"><text:tab/><text:span text:style-name="T1">filename</text:span>:<text:line-break/><text:tab/>question11-panda-steroids.py<text:line-break/><text:tab/><text:span text:style-name="T1">description</text:span>:</text:p>
      <text:p text:style-name="P4"><text:tab/><text:tab/><text:span text:style-name="T6">A new panda version with optimized code and parallel pool of threads, great <text:tab/><text:tab/>performance but still lags before jav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2:44:55.225000000</dc:date>
    <meta:editing-duration>PT13M50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146" meta:character-count="976" meta:non-whitespace-character-count="811"/>
  </office:meta>
</office:document-meta>
</file>